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draw:fill-color="#314004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width="0.02cm" svg:stroke-color="#dc2300" draw:marker-start-width="0.23cm" draw:marker-end-width="0.23cm" draw:textarea-horizontal-align="justify" draw:textarea-vertical-align="middle" draw:auto-grow-height="false" fo:padding-top="0.135cm" fo:padding-bottom="0.135cm" fo:padding-left="0.26cm" fo:padding-right="0.26cm"/>
    </style:style>
    <style:style style:name="gr7" style:family="graphic" style:parent-style-name="standard">
      <style:graphic-properties svg:stroke-color="#0084d1" draw:textarea-horizontal-align="justify" draw:textarea-vertical-align="middle" draw:auto-grow-height="false"/>
    </style:style>
    <style:style style:name="gr8" style:family="graphic" style:parent-style-name="standard">
      <style:graphic-properties svg:stroke-color="#0084d1" draw:fill-color="#004586" draw:textarea-horizontal-align="justify" draw:textarea-vertical-align="middle" draw:auto-grow-height="false"/>
    </style:style>
    <style:style style:name="gr9" style:family="graphic" style:parent-style-name="standard">
      <style:graphic-properties svg:stroke-color="#0084d1" draw:fill-color="#00ae0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solid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8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subtitle">
      <style:graphic-properties draw:fill-color="#ffffff" draw:auto-grow-height="true" fo:min-height="12.179cm"/>
    </style:style>
    <style:style style:name="pr6" style:family="presentation" style:parent-style-name="Padrão-outline1">
      <style:graphic-properties fo:min-height="11.929cm"/>
    </style:style>
    <style:style style:name="pr7" style:family="presentation" style:parent-style-name="Padrão-subtitle">
      <style:graphic-properties draw:fill-color="#ffffff" draw:auto-grow-height="true" fo:min-height="16.523cm"/>
    </style:style>
    <style:style style:name="P1" style:family="paragraph">
      <style:text-properties fo:color="#ff6633" fo:text-shadow="1pt 1pt" fo:font-weight="bold" style:font-weight-asian="bold" style:font-weight-complex="bold"/>
    </style:style>
    <style:style style:name="P2" style:family="paragraph">
      <style:text-properties fo:color="#000000"/>
    </style:style>
    <style:style style:name="P3" style:family="paragraph">
      <style:text-properties fo:font-size="20pt"/>
    </style:style>
    <style:style style:name="P4" style:family="paragraph">
      <style:text-properties fo:color="#ff6633" fo:font-weight="bold" style:font-weight-asian="bold" style:font-weight-complex="bol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weight="normal" style:font-weight-asian="normal" style:font-weight-complex="normal"/>
    </style:style>
    <style:style style:name="P7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size="32pt"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paragraph-properties fo:margin-left="0cm" fo:margin-right="0cm" fo:text-align="start" fo:text-indent="0cm"/>
      <style:text-properties fo:font-size="32pt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13" style:family="paragraph">
      <style:paragraph-properties fo:margin-left="0cm" fo:margin-right="0cm" fo:text-align="start" fo:text-indent="0cm"/>
      <style:text-properties fo:color="#00ae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14" style:family="paragraph">
      <style:paragraph-properties fo:text-align="center"/>
      <style:text-properties fo:color="#ffffff" fo:font-weight="bold" style:font-weight-asian="bold" style:font-weight-complex="bold"/>
    </style:style>
    <style:style style:name="P15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6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17" style:family="paragraph">
      <style:paragraph-properties fo:margin-left="0cm" fo:margin-right="0cm" fo:text-align="start" fo:text-indent="0cm"/>
      <style:text-properties fo:color="#dd4814" fo:font-size="14pt" style:font-size-asian="14pt" style:font-size-complex="14pt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family="Arial" style:font-family-generic="swiss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4" style:family="text">
      <style:text-properties fo:color="#000000" fo:font-family="Arial" style:font-family-generic="swiss" style:font-pitch="variable" fo:font-size="26pt" style:text-underline-style="none" fo:font-weight="bold" style:font-size-asian="26pt" style:font-weight-asian="bold" style:font-size-complex="26pt" style:font-weight-complex="bold"/>
    </style:style>
    <style:style style:name="T5" style:family="text">
      <style:text-properties fo:color="#dd4814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6" style:family="text">
      <style:text-properties fo:color="#00ae00" fo:font-family="'Courier 10 Pitch'" style:font-pitch="fixed" fo:font-size="26pt" style:text-underline-style="none" fo:font-weight="normal" style:font-size-asian="26pt" style:font-weight-asian="normal" style:font-size-complex="26pt" style:font-weight-complex="normal"/>
    </style:style>
    <style:style style:name="T7" style:family="text">
      <style:text-properties fo:color="#ffffff"/>
    </style:style>
    <style:style style:name="T8" style:family="text">
      <style:text-properties fo:color="#000000" fo:font-family="Arial" style:font-family-generic="swiss" style:font-pitch="variable" fo:font-size="26pt" style:text-underline-style="none" style:font-size-asian="26pt" style:font-size-complex="26pt"/>
    </style:style>
    <style:style style:name="T9" style:family="text">
      <style:text-properties fo:color="#00ae00" fo:font-family="'Courier 10 Pitch'" style:font-pitch="fixed" fo:font-size="26pt" style:text-underline-style="none" style:font-size-asian="26pt" style:font-size-complex="26pt"/>
    </style:style>
    <style:style style:name="T10" style:family="text">
      <style:text-properties style:use-window-font-color="true" fo:font-family="'Courier 10 Pitch'" style:font-pitch="fixed" fo:font-size="26pt" style:text-underline-style="none" style:font-size-asian="26pt" style:font-size-complex="26pt"/>
    </style:style>
    <style:style style:name="T11" style:family="text">
      <style:text-properties style:use-window-font-color="true" fo:font-family="Arial" style:font-family-generic="swiss" style:font-pitch="variable" fo:font-size="26pt" style:text-underline-style="none" style:font-size-asian="26pt" style:font-size-complex="26pt"/>
    </style:style>
    <style:style style:name="T12" style:family="text">
      <style:text-properties fo:color="#000000" fo:font-family="'Century Schoolbook L'" style:font-family-generic="roman" style:font-pitch="variable" fo:font-size="26pt" style:text-underline-style="none" fo:font-weight="bold" style:font-size-asian="26pt" style:font-weight-asian="bold" style:font-size-complex="26pt" style:font-weight-complex="bold"/>
    </style:style>
    <style:style style:name="T13" style:family="text">
      <style:text-properties fo:color="#00ae00" fo:font-family="'Century Schoolbook L'" style:font-family-generic="roman" style:font-pitch="variable" fo:font-size="26pt" style:text-underline-style="none" fo:font-weight="bold" style:font-size-asian="26pt" style:font-weight-asian="bold" style:font-size-complex="26pt" style:font-weight-complex="bold"/>
    </style:style>
    <style:style style:name="T14" style:family="text">
      <style:text-properties fo:color="#000000" fo:font-family="Arial" style:font-family-generic="swiss" style:font-pitch="variable" fo:font-size="26pt" fo:font-style="italic" style:text-underline-style="none" style:font-size-asian="26pt" style:font-style-asian="italic" style:font-size-complex="26pt" style:font-style-complex="italic"/>
    </style:style>
    <style:style style:name="T15" style:family="text">
      <style:text-properties fo:color="#000000" fo:font-family="'Courier 10 Pitch'" style:font-pitch="fixed" fo:font-size="26pt" style:text-underline-style="none" style:font-size-asian="26pt" style:font-size-complex="26pt"/>
    </style:style>
    <style:style style:name="T16" style:family="text">
      <style:text-properties fo:color="#00ae00" fo:font-family="'Courier 10 Pitch'" style:font-pitch="fixed" fo:font-size="16pt" style:font-size-asian="16pt" style:font-size-complex="16pt"/>
    </style:style>
    <style:style style:name="T17" style:family="text">
      <style:text-properties fo:color="#dd4814" fo:font-family="'Courier 10 Pitch'" style:font-pitch="fixed" fo:font-size="16pt" style:font-size-asian="16pt" style:font-size-complex="16pt"/>
    </style:style>
    <style:style style:name="T18" style:family="text">
      <style:text-properties fo:color="#dd4814" fo:font-family="'Courier 10 Pitch'" style:font-pitch="fixed" fo:font-size="26pt" style:text-underline-style="none" fo:font-weight="bold" style:font-size-asian="26pt" style:font-weight-asian="bold" style:font-size-complex="26pt" style:font-weight-complex="bold"/>
    </style:style>
    <style:style style:name="T19" style:family="text">
      <style:text-properties fo:color="#dd4814" fo:font-family="'Courier 10 Pitch'" style:font-pitch="fixed" fo:font-size="20pt" style:font-size-asian="20pt" style:font-size-complex="20pt"/>
    </style:style>
    <style:style style:name="T20" style:family="text">
      <style:text-properties fo:color="#00ae00" fo:font-family="'Courier 10 Pitch'" style:font-pitch="fixed" fo:font-size="20pt" style:font-size-asian="20pt" style:font-size-complex="20pt"/>
    </style:style>
    <style:style style:name="T21" style:family="text">
      <style:text-properties fo:color="#ffffff" fo:font-weight="bold" style:font-weight-asian="bold" style:font-weight-complex="bold"/>
    </style:style>
    <style:style style:name="T22" style:family="text">
      <style:text-properties fo:color="#000000" fo:font-family="Arial" style:font-family-generic="swiss" style:font-pitch="variable" fo:font-size="26pt" fo:font-style="italic" fo:text-shadow="1pt 1pt" style:text-underline-style="none" style:font-size-asian="26pt" style:font-style-asian="italic" style:font-size-complex="26pt" style:font-style-complex="italic"/>
    </style:style>
    <style:style style:name="T23" style:family="text">
      <style:text-properties fo:color="#dd4814" fo:font-family="'Courier 10 Pitch'" style:font-pitch="fixed" fo:font-size="20pt" style:text-underline-style="none" style:font-size-asian="20pt" style:font-size-complex="20pt"/>
    </style:style>
    <style:style style:name="T2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25" style:family="text">
      <style:text-properties fo:color="#000000" fo:font-family="Arial" style:font-family-generic="swiss" style:font-pitch="variable" fo:font-size="22pt" style:text-underline-style="none" style:font-size-asian="22pt" style:font-size-complex="22pt"/>
    </style:style>
    <style:style style:name="T26" style:family="text">
      <style:text-properties fo:color="#00ae00" fo:font-family="'Courier 10 Pitch'" style:font-pitch="fixed" fo:font-size="22pt" style:text-underline-style="none" style:font-size-asian="22pt" style:font-size-complex="22pt"/>
    </style:style>
    <style:style style:name="T27" style:family="text">
      <style:text-properties fo:color="#dd4814" fo:font-family="'Courier 10 Pitch'" style:font-pitch="fixed" fo:font-size="22pt" style:text-underline-style="none" style:font-size-asian="22pt" style:font-size-complex="22pt"/>
    </style:style>
    <style:style style:name="T28" style:family="text">
      <style:text-properties fo:color="#000000" fo:font-family="Arial" style:font-family-generic="swiss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29" style:family="text">
      <style:text-properties fo:color="#000000" fo:font-family="Arial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30" style:family="text">
      <style:text-properties style:use-window-font-color="true" fo:font-family="Arial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31" style:family="text">
      <style:text-properties style:use-window-font-color="true" fo:font-family="Arial" style:font-family-generic="swiss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32" style:family="text">
      <style:text-properties fo:color="#dd4814"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33" style:family="text">
      <style:text-properties fo:color="#000000" fo:font-size="22pt" style:font-size-asian="22pt" style:font-size-complex="22pt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color="#dd4814" fo:font-family="'Courier 10 Pitch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36" style:family="text">
      <style:text-properties fo:color="#00ae00" fo:font-family="Arial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37" style:family="text">
      <style:text-properties fo:color="#00ae00" fo:font-family="'Courier 10 Pitch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38" style:family="text">
      <style:text-properties fo:color="#00ae00"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39" style:family="text">
      <style:text-properties fo:color="#dd4814" fo:font-family="'Courier 10 Pitch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40" style:family="text">
      <style:text-properties fo:color="#dd4814" fo:font-family="'Courier 10 Pitch'" style:font-pitch="fixed" fo:font-size="20pt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aneca++</text:span></text:p>
          </draw:text-box>
        </draw:frame>
        <draw:frame presentation:style-name="pr2" draw:text-style-name="P2" draw:layer="layout" svg:width="24.639cm" svg:height="12.178cm" svg:x="1.4cm" svg:y="4.914cm" presentation:class="subtitle">
          <draw:text-box>
            <text:p><text:span text:style-name="T2">Chrystian Guth</text:span></text:p>
            <text:p><text:span text:style-name="T2">Lucas Pereira</text:span></text:p>
            <text:p><text:span text:style-name="T2">Renan Nett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Estrutura de dados</text:span></text:p>
          </draw:text-box>
        </draw:frame>
        <draw:frame presentation:style-name="pr5" draw:text-style-name="P6" draw:layer="layout" svg:width="24.639cm" svg:height="13.326cm" svg:x="1.4cm" svg:y="4.343cm" presentation:class="subtitle" presentation:user-transformed="true">
          <draw:text-box>
            <text:p text:style-name="P5"><text:span text:style-name="T3">Foi realizada uma reestruturação na análise semântica.</text:span></text:p>
            <text:p text:style-name="P5"><text:span text:style-name="T3"/></text:p>
            <text:p text:style-name="P5"><text:span text:style-name="T3">Agora, o analisador semântico faz apenas uma passada na árvore sintática e a partir daí cria uma estrutura de dados própria.</text:span></text:p>
            <text:p text:style-name="P5"><text:span text:style-name="T3"/></text:p>
            <text:p text:style-name="P5"><text:span text:style-name="T3">As referências e as verificações de tipos passam a ser resolvidos através da estrutura de dados montada.</text:span></text:p>
            <text:p text:style-name="P5"><text:span text:style-name="T3"/></text:p>
            <text:p text:style-name="P5"><text:span text:style-name="T3">Isso foi feito para facilitar a etapa de geração de código, uma vez que se torna mais fácil trabalhar com uma estrutura de dados própria do que com uma estrutura de dados do </text:span><text:span text:style-name="T4">Antlr</text:span><text:span text:style-name="T3"> (nesse caso, a AST)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Estrutura de dados</text:span></text:p>
          </draw:text-box>
        </draw:frame>
        <draw:frame presentation:style-name="pr5" draw:text-style-name="P7" draw:layer="layout" svg:width="24.639cm" svg:height="12.179cm" svg:x="1.4cm" svg:y="4.917cm" presentation:class="subtitle" presentation:user-transformed="true">
          <draw:text-box>
            <text:p text:style-name="P5"><text:span text:style-name="T3">Por exemplo, ao caminhar na árvore sintática e encontrar uma classe é criada um objeto da instância </text:span><text:span text:style-name="T5">Classe</text:span><text:span text:style-name="T3"> que por sua vez, é adicionado na </text:span><text:span text:style-name="T5">tabelaDeClasses</text:span><text:span text:style-name="T3">.</text:span></text:p>
            <text:p text:style-name="P5"><text:span text:style-name="T3"/></text:p>
            <text:p text:style-name="P5"><text:span text:style-name="T3">Continuando o percorrimento da árvore sintática, ao encontrar a definição de atributo, é criado um objeto da instância Atributo que é adicionado na </text:span><text:span text:style-name="T5">tabelaDeAtributos</text:span><text:span text:style-name="T3"> da classe em questão.</text:span></text:p>
            <text:p text:style-name="P5"><text:span text:style-name="T3"/></text:p>
            <text:p text:style-name="P5"><text:span text:style-name="T3">Assim, a análise prossegue montando a árvore sintática através de objetos especializados definidos por nó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Estrutura de dados</text:span></text:p>
          </draw:text-box>
        </draw:frame>
        <draw:frame presentation:style-name="pr5" draw:text-style-name="P7" draw:layer="layout" svg:width="24.639cm" svg:height="13.566cm" svg:x="1.4cm" svg:y="4.224cm" presentation:class="subtitle" presentation:user-transformed="true">
          <draw:text-box>
            <text:p text:style-name="P5"><text:span text:style-name="T3">Com essa alteração, foi possível montar uma estrutura de dados que representa o programa definido, onde cada objeto especializado (</text:span><text:span text:style-name="T5">Classe</text:span><text:span text:style-name="T3">, </text:span><text:span text:style-name="T5">Atributo</text:span><text:span text:style-name="T3">, </text:span><text:span text:style-name="T5">Metodo</text:span><text:span text:style-name="T3">, ..., </text:span><text:span text:style-name="T5">Expressao</text:span><text:span text:style-name="T3">, </text:span><text:span text:style-name="T5">ExpressaoPrimaria</text:span><text:span text:style-name="T3">..., etc) é responsável por gerar o próprio código.</text:span></text:p>
            <text:p text:style-name="P5"><text:span text:style-name="T3"/></text:p>
            <text:p text:style-name="P5"><text:span text:style-name="T3">Isso fez com que a geração de código se transformasse em uma tarefa relativamente fácil. Bastou escrever um método comum (</text:span><text:span text:style-name="T6">gerarCodigo</text:span><text:span text:style-name="T3">) para cada uma das classes especializadas.</text:span></text:p>
            <text:p text:style-name="P5"><text:span text:style-name="T3"/></text:p>
            <text:p text:style-name="P5"><text:span text:style-name="T3">Porém, antes disso foi preciso definir a linguagem de máquina alvo e a própria máquin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áquina de registradores vesus Máquina de pilha</text:span></text:p>
          </draw:text-box>
        </draw:frame>
        <draw:frame presentation:style-name="pr5" draw:text-style-name="P7" draw:layer="layout" svg:width="24.639cm" svg:height="12.179cm" svg:x="1.4cm" svg:y="4.917cm" presentation:class="subtitle" presentation:user-transformed="true">
          <draw:text-box>
            <text:p text:style-name="P5"><text:span text:style-name="T3">Optamos por desenvolver a própria máquina virtual ao invés de utilizar uma já existente.</text:span></text:p>
            <text:p text:style-name="P5"><text:span text:style-name="T3"/></text:p>
            <text:p text:style-name="P5"><text:span text:style-name="T3">O primeiro passo foi definir a arquitetura da máquina, de registradores ou de pilh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áquina de registradores</text:span></text:p>
          </draw:text-box>
        </draw:frame>
        <draw:frame presentation:style-name="pr5" draw:text-style-name="P7" draw:layer="layout" svg:width="24.639cm" svg:height="13.326cm" svg:x="1.4cm" svg:y="4.344cm" presentation:class="subtitle" presentation:user-transformed="true">
          <draw:text-box>
            <text:p text:style-name="P5"><text:span text:style-name="T3">Um exemplo de processador que possui uma arquitetura baseada em uma máquina de registradores é o MIPS.</text:span></text:p>
            <text:p text:style-name="P5"><text:span text:style-name="T3"/></text:p>
            <text:p text:style-name="P5"><text:span text:style-name="T3">Em uma máquina de registradores existe basicamente uma área de código, uma área de dados (ambos ficam na memória) e um banco de registradores.</text:span></text:p>
            <text:p text:style-name="P5"><text:span text:style-name="T3"/></text:p>
            <text:p text:style-name="P5"><text:span text:style-name="T3">As operação realizadas utilizam endereços de memória e de registradores. Portanto, cada instrução carrega consigo a localização dos seus operandos.</text:span></text:p>
            <text:p text:style-name="P5"><text:span text:style-name="T3"/></text:p>
            <text:p text:style-name="P5"><text:span text:style-name="T3">As instruções são buscadas uma a uma na área de código e manipulam o banco de registradores e a área de dado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áquina de pilha</text:span></text:p>
          </draw:text-box>
        </draw:frame>
        <draw:frame presentation:style-name="pr5" draw:text-style-name="P7" draw:layer="layout" svg:width="24.639cm" svg:height="12.179cm" svg:x="1.4cm" svg:y="4.919cm" presentation:class="subtitle" presentation:user-transformed="true">
          <draw:text-box>
            <text:p text:style-name="P5"><text:span text:style-name="T3">A máquina Java é um exemplo que utiliza a arquitetura baseada em pilha.</text:span></text:p>
            <text:p text:style-name="P5"><text:span text:style-name="T3"/></text:p>
            <text:p text:style-name="P5"><text:span text:style-name="T3">Entre os componentes básicos de uma máquina de pilha estão a área de código e a pilha.</text:span></text:p>
            <text:p text:style-name="P5"><text:span text:style-name="T3"/></text:p>
            <text:p text:style-name="P5"><text:span text:style-name="T3">As operações realizadas buscam os operandos na pilha. Após o processamento da operação, o resultado é colocado na pilh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3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áquina de registradores vesus Máquina de pilha</text:span></text:p>
          </draw:text-box>
        </draw:frame>
        <draw:frame presentation:style-name="pr6" draw:layer="layout" svg:width="12.023cm" svg:height="12.179cm" svg:x="1.4cm" svg:y="4.914cm" presentation:class="outline" presentation:user-transformed="true">
          <draw:text-box>
            <text:p text:style-name="P5"><text:span text:style-name="T3">Operação: </text:span><text:span text:style-name="T5">10 + 2;</text:span></text:p>
            <text:p text:style-name="P5"><text:span text:style-name="T3">Código gerado:</text:span></text:p>
            <text:p text:style-name="P5"><text:span text:style-name="T6">li $a0 10</text:span></text:p>
            <text:p text:style-name="P5"><text:span text:style-name="T6">li $t0 2</text:span></text:p>
            <text:p text:style-name="P5"><text:span text:style-name="T6">add $a0 $a0 $t0</text:span></text:p>
          </draw:text-box>
        </draw:frame>
        <draw:frame presentation:style-name="pr6" draw:layer="layout" svg:width="12.023cm" svg:height="12.179cm" svg:x="14.025cm" svg:y="4.914cm" presentation:class="outline">
          <draw:text-box>
            <text:p text:style-name="P5"><text:span text:style-name="T3">Operação: </text:span><text:span text:style-name="T5">10 + 2;</text:span></text:p>
            <text:p text:style-name="P5"><text:span text:style-name="T3">Código gerado:</text:span></text:p>
            <text:p text:style-name="P5"><text:span text:style-name="T6">push 10</text:span></text:p>
            <text:p text:style-name="P5"><text:span text:style-name="T6">push 2</text:span></text:p>
            <text:p text:style-name="P5"><text:span text:style-name="T6">add</text:span></text:p>
          </draw:text-box>
        </draw:frame>
        <draw:g>
          <draw:custom-shape draw:style-name="gr2" draw:text-style-name="P9" draw:layer="layout" svg:width="3.4cm" svg:height="3.2cm" svg:x="1.9cm" svg:y="17.1cm">
            <text:p text:style-name="P8"><text:span text:style-name="T7">Dad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3.4cm" svg:height="2.8cm" svg:x="1.9cm" svg:y="14.3cm">
            <text:p text:style-name="P8"><text:span text:style-name="T7">Códig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8" draw:layer="layout" svg:width="2.966cm" svg:height="0.962cm" svg:x="2.117cm" svg:y="13.1cm">
            <draw:text-box>
              <text:p text:style-name="P8">Memória</text:p>
            </draw:text-box>
          </draw:frame>
        </draw:g>
        <draw:g>
          <draw:custom-shape draw:style-name="gr5" draw:text-style-name="P9" draw:layer="layout" svg:width="1.2cm" svg:height="1.2cm" svg:x="6.666cm" svg:y="14.262cm">
            <text:p text:style-name="P8"><text:span text:style-name="T7">a0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7.866cm" svg:y="14.262cm">
            <text:p text:style-name="P8"><text:span text:style-name="T7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6.666cm" svg:y="14.262cm">
            <text:p text:style-name="P8"><text:span text:style-name="T7">t0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9.066cm" svg:y="14.262cm">
            <text:p text:style-name="P8"><text:span text:style-name="T7">tn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6.666cm" svg:y="15.462cm">
            <text:p text:style-name="P8"><text:span text:style-name="T7">a0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9.066cm" svg:y="15.462cm">
            <text:p text:style-name="P8"><text:span text:style-name="T7">tn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7.866cm" svg:y="15.462cm">
            <text:p text:style-name="P8"><text:span text:style-name="T7">...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6.666cm" svg:y="16.662cm">
            <text:p text:style-name="P8"><text:span text:style-name="T7">sp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6" draw:text-style-name="P9" draw:layer="layout" svg:width="1.2cm" svg:height="1.2cm" svg:x="6.666cm" svg:y="17.862cm">
            <text:p text:style-name="P8"><text:span text:style-name="T7">pc</text:span></text:p>
            <draw:enhanced-geometry svg:viewBox="0 0 21600 21600" draw:mirror-horizontal="true" draw:type="rectangle" draw:enhanced-path="M 0 0 L 21600 0 21600 21600 0 21600 0 0 Z N"/>
          </draw:custom-shape>
          <draw:frame draw:style-name="gr4" draw:text-style-name="P8" draw:layer="layout" svg:width="4.443cm" svg:height="0.962cm" svg:x="6.3cm" svg:y="13.1cm">
            <draw:text-box>
              <text:p text:style-name="P8">Registradores</text:p>
            </draw:text-box>
          </draw:frame>
        </draw:g>
        <draw:g>
          <draw:custom-shape draw:style-name="gr2" draw:text-style-name="P9" draw:layer="layout" svg:width="3.4cm" svg:height="3.2cm" svg:x="18.8cm" svg:y="16.8cm">
            <text:p text:style-name="P8"><text:span text:style-name="T7">Pilha</text:span></text:p>
            <text:p text:style-name="P8"><text:span text:style-name="T7"/></text:p>
            <text:p text:style-name="P8"><text:span text:style-name="T7">2</text:span></text:p>
            <text:p text:style-name="P8"><text:span text:style-name="T7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9" draw:layer="layout" svg:width="3.4cm" svg:height="2.8cm" svg:x="18.8cm" svg:y="14cm">
            <text:p text:style-name="P8"><text:span text:style-name="T7">Códig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8" draw:layer="layout" svg:width="2.966cm" svg:height="0.962cm" svg:x="19.017cm" svg:y="12.8cm">
            <draw:text-box>
              <text:p text:style-name="P8">Memória</text:p>
            </draw:text-box>
          </draw:frame>
        </draw:g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Máquina de registradores vesus Máquina de pilha</text:span></text:p>
          </draw:text-box>
        </draw:frame>
        <draw:frame presentation:style-name="pr5" draw:text-style-name="P7" draw:layer="layout" svg:width="24.639cm" svg:height="12.179cm" svg:x="1.4cm" svg:y="4.917cm" presentation:class="subtitle" presentation:user-transformed="true">
          <draw:text-box>
            <text:p text:style-name="P10"><text:span text:style-name="T3">Optamos por constuir uma máquina de pilha por aparentar ter uma implementação mais fáci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tlr</text:span></text:p>
          </draw:text-box>
        </draw:frame>
        <draw:frame presentation:style-name="pr5" draw:text-style-name="P7" draw:layer="layout" svg:width="24.639cm" svg:height="13.662cm" svg:x="1.4cm" svg:y="4.175cm" presentation:class="subtitle" presentation:user-transformed="true">
          <draw:text-box>
            <text:p text:style-name="P5"><text:span text:style-name="T8">Na etapa de </text:span><text:span text:style-name="T4">análise sintática</text:span><text:span text:style-name="T8">, criamos a seguinte regra:</text:span></text:p>
            <text:p text:style-name="P5"><text:span text:style-name="T8"/></text:p>
            <text:p text:style-name="P5"><text:span text:style-name="T9">classe : CLASSE modificadorDeAcessoFeminino IDENTIFICADOR listaDeTiposGenericos listaDeInterfaces corpoDaClasse</text:span></text:p>
            <text:p text:style-name="P5"><text:span text:style-name="T10"/></text:p>
            <text:p text:style-name="P5"><text:span text:style-name="T8">Já na etapa de </text:span><text:span text:style-name="T4">geração da árvore sintatática</text:span><text:span text:style-name="T8"> reescrevemos está regra para gerar a seguinte estrutura:</text:span></text:p>
            <text:p text:style-name="P5"><text:span text:style-name="T11"/></text:p>
            <text:p text:style-name="P5"><text:span text:style-name="T9">^(CLASSE_ modificadorDeAcessoFeminino IDENTIFICADOR listaDeTiposGenericos listaDeInterfaces corpoDaClasse)</text:span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tlr</text:span></text:p>
          </draw:text-box>
        </draw:frame>
        <draw:frame presentation:style-name="pr5" draw:text-style-name="P7" draw:layer="layout" svg:width="24.639cm" svg:height="13.735cm" svg:x="1.4cm" svg:y="4.141cm" presentation:class="subtitle" presentation:user-transformed="true">
          <draw:text-box>
            <text:p text:style-name="P5"><text:span text:style-name="T8">Agora, na etapa de </text:span><text:span text:style-name="T4">análise semântica</text:span><text:span text:style-name="T8"> utilizaremos o</text:span><text:span text:style-name="T12"> </text:span><text:span text:style-name="T13">.</text:span><text:span text:style-name="T8"> (ponto) para filtrar elementos da árvore sintática e trabalhar apenas com os elementos que forem de interesse. Por exemplo:</text:span></text:p>
            <text:p text:style-name="P5"><text:span text:style-name="T8"/></text:p>
            <text:p text:style-name="P5"><text:span text:style-name="T9"><text:s/></text:span><text:span text:style-name="T9">^(CLASSE_ . IDENTIFICADOR . . .)</text:span></text:p>
            <text:p text:style-name="P5"><text:span text:style-name="T9"/></text:p>
            <text:p text:style-name="P5"><text:span text:style-name="T8">Utilizamos essa regra para realizar a primeira etapa na análise semântica, a definição dos símbolos. Isso é útil, pois na etapa de definição dos símbolos somente precisamos do </text:span><text:span text:style-name="T14">token</text:span><text:span text:style-name="T8"> </text:span><text:span text:style-name="T9">IDENTIFICADOR</text:span><text:span text:style-name="T15"> </text:span><text:span text:style-name="T8">da classe. Com isso, filtramos (ignoramos) os outros </text:span><text:span text:style-name="T14">tokens</text:span><text:span text:style-name="T8"> através da utilização do pont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tlr</text:span></text:p>
          </draw:text-box>
        </draw:frame>
        <draw:frame presentation:style-name="pr5" draw:text-style-name="P7" draw:layer="layout" svg:width="24.639cm" svg:height="12.179cm" svg:x="1.4cm" svg:y="4.92cm" presentation:class="subtitle" presentation:user-transformed="true">
          <draw:text-box>
            <text:p text:style-name="P5"><text:span text:style-name="T8">Para cada regra é possível definir um código que será executado quando a regra for reconhecida. Com isso, definimos códigos Java para realizar a análise semântica.</text:span></text:p>
            <text:p text:style-name="P5"><text:span text:style-name="T8"/></text:p>
            <text:p text:style-name="P5"><text:span text:style-name="T8">O Antlr permite caminhar pela árvore sintática de cima para baixo, de baixo para cima e até mesmo das duas formas. Para isso, basta utilizar as regras predefinidas por ele:</text:span></text:p>
            <text:p text:style-name="P5"><text:span text:style-name="T9">topdown</text:span><text:span text:style-name="T8"> e </text:span><text:span text:style-name="T9">bottomup</text:span><text:span text:style-name="T8">. Essas regras deverão conter as regras que serão reconhecidas no percorrimento da árvor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1">Antlr</text:span></text:p>
          </draw:text-box>
        </draw:frame>
        <draw:frame presentation:style-name="pr5" draw:text-style-name="P7" draw:layer="layout" svg:width="24.639cm" svg:height="12.179cm" svg:x="1.4cm" svg:y="4.92cm" presentation:class="subtitle" presentation:user-transformed="true">
          <draw:text-box>
            <text:p text:style-name="P5"><text:span text:style-name="T8">Para cada regra é possível definir um código que será executado quando a regra for reconhecida. Com isso, definimos códigos Java para realizar a análise semântica.</text:span></text:p>
            <text:p text:style-name="P5"><text:span text:style-name="T8"/></text:p>
            <text:p text:style-name="P5"><text:span text:style-name="T8">O Antlr permite caminhar pela árvore sintática de cima para baixo, de baixo para cima e até mesmo das duas formas. Para isso, basta utilizar as regras predefinidas por ele:</text:span></text:p>
            <text:p text:style-name="P5"><text:span text:style-name="T9">topdown</text:span><text:span text:style-name="T8"> e </text:span><text:span text:style-name="T9">bottomup</text:span><text:span text:style-name="T8">. Essas regras deverão conter as regras que serão reconhecidas no percorrimento da árvor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7" draw:text-style-name="P12" draw:layer="layout" svg:width="24.639cm" svg:height="16.523cm" svg:x="1.4cm" svg:y="2.704cm" presentation:class="subtitle" presentation:user-transformed="true">
          <draw:text-box>
            <text:p text:style-name="P11"><text:span text:style-name="T16">IniciarClasse : ^(CLASSE_ . IDENTIFICADOR . . .) {</text:span></text:p>
            <text:p text:style-name="P11"><text:span text:style-name="T16"><text:tab/></text:span><text:span text:style-name="T16"><text:tab/></text:span><text:span text:style-name="T16"><text:tab/></text:span><text:span text:style-name="T16">Classe classe = new Classe($IDENTIFICADOR.text);</text:span></text:p>
            <text:p text:style-name="P11"><text:span text:style-name="T16"><text:tab/></text:span><text:span text:style-name="T16"><text:tab/></text:span><text:span text:style-name="T16"><text:tab/></text:span><text:span text:style-name="T16">boolean classeDefinida = escopoAtual.definirClasse(classe);</text:span></text:p>
            <text:p text:style-name="P11"><text:span text:style-name="T16"><text:tab/></text:span><text:span text:style-name="T16"><text:tab/></text:span><text:span text:style-name="T16"><text:tab/></text:span><text:span text:style-name="T17">...</text:span></text:p>
            <text:p text:style-name="P11"><text:span text:style-name="T16"><text:tab/></text:span><text:span text:style-name="T16"><text:tab/></text:span><text:span text:style-name="T16"><text:tab/></text:span><text:span text:style-name="T16">classe.abrir(escopoAtual);</text:span></text:p>
            <text:p text:style-name="P11"><text:span text:style-name="T16"><text:tab/></text:span><text:span text:style-name="T16"><text:tab/></text:span><text:span text:style-name="T16"><text:tab/></text:span><text:span text:style-name="T16">escopoAtual = classe;</text:span></text:p>
            <text:p text:style-name="P11"><text:span text:style-name="T16"><text:tab/></text:span><text:span text:style-name="T16"><text:tab/></text:span><text:span text:style-name="T16"><text:tab/></text:span><text:span text:style-name="T16">filaDeEscopos.add(escopoAtual);</text:span></text:p>
            <text:p text:style-name="P11"><text:span text:style-name="T16"><text:tab/></text:span><text:span text:style-name="T16"><text:tab/></text:span><text:span text:style-name="T16"><text:tab/></text:span><text:span text:style-name="T16">Atributo esse = new Atributo("esse",</text:span></text:p>
            <text:p text:style-name="P11"><text:span text:style-name="T16"><text:tab/></text:span><text:span text:style-name="T16"><text:tab/></text:span><text:span text:style-name="T16"><text:tab/></text:span><text:span text:style-name="T16"><text:tab/></text:span><text:span text:style-name="T16">new Tipo($IDENTIFICADOR.text));</text:span></text:p>
            <text:p text:style-name="P11"><text:span text:style-name="T16"><text:tab/></text:span><text:span text:style-name="T16"><text:tab/></text:span><text:span text:style-name="T16"><text:tab/></text:span><text:span text:style-name="T16">Atributo essa = new Atributo("essa",</text:span></text:p>
            <text:p text:style-name="P11"><text:span text:style-name="T16"><text:tab/></text:span><text:span text:style-name="T16"><text:tab/></text:span><text:span text:style-name="T16"><text:tab/></text:span><text:span text:style-name="T16"><text:tab/></text:span><text:span text:style-name="T16">new Tipo($IDENTIFICADOR.text));</text:span></text:p>
            <text:p text:style-name="P11"><text:span text:style-name="T16"><text:tab/></text:span><text:span text:style-name="T16"><text:tab/></text:span><text:span text:style-name="T16"><text:tab/></text:span><text:span text:style-name="T16">boolean esseDefinido = classe.definirAtributo(esse);</text:span></text:p>
            <text:p text:style-name="P11"><text:span text:style-name="T16"><text:tab/></text:span><text:span text:style-name="T16"><text:tab/></text:span><text:span text:style-name="T16"><text:tab/></text:span><text:span text:style-name="T16">boolean essaDefinida = classe.definirAtributo(essa);</text:span></text:p>
            <text:p text:style-name="P11"><text:span text:style-name="T17"><text:tab/></text:span><text:span text:style-name="T17"><text:tab/></text:span><text:span text:style-name="T17"><text:tab/></text:span><text:span text:style-name="T17">...</text:span></text:p>
            <text:p text:style-name="P11"><text:span text:style-name="T16"><text:tab/></text:span><text:span text:style-name="T16"><text:tab/></text:span><text:span text:style-name="T16"><text:tab/></text:span><text:span text:style-name="T16">esse.abrir(escopoAtual);</text:span></text:p>
            <text:p text:style-name="P11"><text:span text:style-name="T16"><text:tab/></text:span><text:span text:style-name="T16"><text:tab/></text:span><text:span text:style-name="T16"><text:tab/></text:span><text:span text:style-name="T16">esse.fechar();</text:span></text:p>
            <text:p text:style-name="P11"><text:span text:style-name="T16"><text:tab/></text:span><text:span text:style-name="T16"><text:tab/></text:span><text:span text:style-name="T16"><text:tab/></text:span><text:span text:style-name="T16">essa.abrir(escopoAtual);</text:span></text:p>
            <text:p text:style-name="P11"><text:span text:style-name="T16"><text:tab/></text:span><text:span text:style-name="T16"><text:tab/></text:span><text:span text:style-name="T16"><text:tab/></text:span><text:span text:style-name="T16">esse.fechar();</text:span></text:p>
            <text:p text:style-name="P11"><text:span text:style-name="T16"><text:tab/></text:span><text:span text:style-name="T16"><text:tab/></text:span><text:span text:style-name="T16">}</text:span></text:p>
            <text:p text:style-name="P11"><text:span text:style-name="T16"><text:tab/></text:span><text:span text:style-name="T16">;</text:span></text:p>
            <text:p text:style-name="P11"><text:span text:style-name="T16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7" draw:layer="layout" svg:width="24.639cm" svg:height="12.301cm" svg:x="1.4cm" svg:y="4.857cm" presentation:class="subtitle" presentation:user-transformed="true">
          <draw:text-box>
            <text:p text:style-name="P5"><text:span text:style-name="T8">Dividimos a análise semântica em quatro passos:</text:span></text:p>
            <text:p text:style-name="P5"><text:span text:style-name="T8"/></text:p>
            <text:p text:style-name="P5"><text:span text:style-name="T8"/></text:p>
            <text:p text:style-name="P5"><text:span text:style-name="T4">Definição</text:span><text:span text:style-name="T8"> das classes, métodos, atributos e variáveis.</text:span></text:p>
            <text:p text:style-name="P5"><text:span text:style-name="T8"/></text:p>
            <text:p text:style-name="P5"><text:span text:style-name="T4">Resolução</text:span><text:span text:style-name="T8"> dos símbolos utilizados: referências à variáveis, classes, métodos, etc.</text:span></text:p>
            <text:p text:style-name="P5"><text:span text:style-name="T8"/></text:p>
            <text:p text:style-name="P5"><text:span text:style-name="T8">Verificação estática dos tipos das </text:span><text:span text:style-name="T4">expressões</text:span><text:span text:style-name="T8">.</text:span></text:p>
            <text:p text:style-name="P5"><text:span text:style-name="T8"/></text:p>
            <text:p text:style-name="P5"><text:span text:style-name="T8">Verificações extras como: checagem de parâmetros e </text:span><text:span text:style-name="T4">chamadas</text:span><text:span text:style-name="T8"> de método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7" draw:layer="layout" svg:width="24.639cm" svg:height="12.179cm" svg:x="1.4cm" svg:y="4.918cm" presentation:class="subtitle" presentation:user-transformed="true">
          <draw:text-box>
            <text:p text:style-name="P5"><text:span text:style-name="T8">Ao todo são feitas quatro passadas pela árvore sintática.</text:span></text:p>
            <text:p text:style-name="P5"><text:span text:style-name="T8"/></text:p>
            <text:p text:style-name="P5"><text:span text:style-name="T8">Porém, poderíamos ter feito a análise semântica apenas com duas passadas: uma para a </text:span><text:span text:style-name="T4">definição</text:span><text:span text:style-name="T8"> dos escopos e símbolos e outra para a </text:span><text:span text:style-name="T4">resolução</text:span><text:span text:style-name="T8">, </text:span><text:span text:style-name="T4">verificação estática de tipos</text:span><text:span text:style-name="T8"> e </text:span><text:span text:style-name="T4">verificações extras</text:span><text:span text:style-name="T8">.</text:span></text:p>
            <text:p text:style-name="P5"><text:span text:style-name="T8"/></text:p>
            <text:p text:style-name="P5"><text:span text:style-name="T8">Decidimos realizar a </text:span><text:span text:style-name="T4">verificação estática de tipos</text:span><text:span text:style-name="T8"> e as </text:span><text:span text:style-name="T4">verificações extras</text:span><text:span text:style-name="T8"> em passadas separadas para facilitar a leitura e manutenção do códig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7" draw:layer="layout" svg:width="24.639cm" svg:height="12.179cm" svg:x="1.4cm" svg:y="4.918cm" presentation:class="subtitle" presentation:user-transformed="true">
          <draw:text-box>
            <text:p text:style-name="P5"><text:span text:style-name="T8">Pelo menos duas passadas são necessárias pelo fato de existir a possibilidade de se referenciar uma classe ou um método que ainda não foi definido.</text:span></text:p>
            <text:p text:style-name="P5"><text:span text:style-name="T8"/></text:p>
            <text:p text:style-name="P5"><text:span text:style-name="T8">Por exemplo, supondo que a classe </text:span><text:span text:style-name="T18">A</text:span><text:span text:style-name="T8"> seja definida anteriormente e a classe </text:span><text:span text:style-name="T18">B</text:span><text:span text:style-name="T8"> logo em seguida. Caso não houvesse duas passadas, a classe </text:span><text:span text:style-name="T18">A</text:span><text:span text:style-name="T8"> não conseguiria resolver o símbolo </text:span><text:span text:style-name="T18">B</text:span><text:span text:style-name="T8">, pois este ainda não teria sido definido na tabela de símbolo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7" draw:layer="layout" svg:width="24.639cm" svg:height="12.179cm" svg:x="1.4cm" svg:y="4.918cm" presentation:class="subtitle" presentation:user-transformed="true">
          <draw:text-box>
            <text:p text:style-name="P5"><text:span text:style-name="T8">Na parte da </text:span><text:span text:style-name="T4">definição</text:span><text:span text:style-name="T8">, utilizamos o conceito de tabela de símbolos e de escopo. Definimos que a tabela de símbolos será simplesmente um escopo global.</text:span></text:p>
            <text:p text:style-name="P5"><text:span text:style-name="T8"/></text:p>
            <text:p text:style-name="P5"><text:span text:style-name="T8">Os escopos conterão outros escopos e também conterão a definição de variáveis, métodos, classes, etc.</text:span></text:p>
            <text:p text:style-name="P5"><text:span text:style-name="T8"/></text:p>
            <text:p text:style-name="P5"><text:span text:style-name="T8">Classes, métodos, blocos, construtores e destrutores também são escopo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13" draw:layer="layout" svg:width="24.639cm" svg:height="14.797cm" svg:x="1.4cm" svg:y="3.577cm" presentation:class="subtitle" presentation:user-transformed="true">
          <draw:text-box>
            <text:p text:style-name="P11"><text:span text:style-name="T19">...</text:span></text:p>
            <text:p text:style-name="P11"><text:span text:style-name="T20">pacote @pacoteQualquer</text:span></text:p>
            <text:p text:style-name="P11"><text:span text:style-name="T20">classe publica ClasseQualquer inicio</text:span></text:p>
            <text:p text:style-name="P11"><text:span text:style-name="T20"><text:tab/></text:span><text:span text:style-name="T20">atributo publico Texto nome;</text:span></text:p>
            <text:p text:style-name="P11"><text:span text:style-name="T20"><text:tab/></text:span><text:span text:style-name="T20">atributo publico Rela pi;</text:span></text:p>
            <text:p text:style-name="P11"><text:span text:style-name="T20"><text:tab/></text:span><text:span text:style-name="T20">metodo publico Nada nadaFaz() inicio</text:span></text:p>
            <text:p text:style-name="P11"><text:span text:style-name="T20"><text:tab/></text:span><text:span text:style-name="T20"><text:tab/></text:span><text:span text:style-name="T20">nova OutraClasse().atributoDaOutraClasse;</text:span></text:p>
            <text:p text:style-name="P11"><text:span text:style-name="T20"><text:tab/></text:span><text:span text:style-name="T20"><text:tab/></text:span><text:span text:style-name="T20">se (verdadeiro) inicio</text:span></text:p>
            <text:p text:style-name="P11"><text:span text:style-name="T20"><text:tab/></text:span><text:span text:style-name="T20"><text:tab/></text:span><text:span text:style-name="T20"><text:tab/></text:span><text:span text:style-name="T20">se (1 == 1) inicio</text:span></text:p>
            <text:p text:style-name="P11"><text:span text:style-name="T20"><text:tab/></text:span><text:span text:style-name="T20"><text:tab/></text:span><text:span text:style-name="T20"><text:tab/></text:span><text:span text:style-name="T20"><text:tab/></text:span><text:span text:style-name="T20">Real pi;</text:span></text:p>
            <text:p text:style-name="P11"><text:span text:style-name="T20"><text:tab/></text:span><text:span text:style-name="T20"><text:tab/></text:span><text:span text:style-name="T20"><text:tab/></text:span><text:span text:style-name="T20"><text:tab/></text:span><text:span text:style-name="T20">pi = 3 + 0.14;</text:span></text:p>
            <text:p text:style-name="P11"><text:span text:style-name="T20"><text:tab/></text:span><text:span text:style-name="T20"><text:tab/></text:span><text:span text:style-name="T20"><text:tab/></text:span><text:span text:style-name="T20">fim</text:span></text:p>
            <text:p text:style-name="P11"><text:span text:style-name="T20"><text:tab/></text:span><text:span text:style-name="T20"><text:tab/></text:span><text:span text:style-name="T20">fim</text:span></text:p>
            <text:p text:style-name="P11"><text:span text:style-name="T20"><text:tab/></text:span><text:span text:style-name="T20">fim</text:span></text:p>
            <text:p text:style-name="P11"><text:span text:style-name="T20">Fim</text:span></text:p>
            <text:p text:style-name="P11"><text:span text:style-name="T19">...</text:span></text:p>
            <text:p text:style-name="P11"><text:span text:style-name="T20">Classe publica OutraClasse inicio</text:span></text:p>
            <text:p text:style-name="P11"><text:span text:style-name="T19">...</text:span></text:p>
          </draw:text-box>
        </draw:frame>
        <draw:custom-shape draw:style-name="gr7" draw:text-style-name="P14" draw:layer="layout" svg:width="1cm" svg:height="1cm" svg:x="0.2cm" svg:y="3cm">
          <text:p text:style-name="P8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1cm" svg:height="1cm" svg:x="0.3cm" svg:y="5.1cm">
          <text:p text:style-name="P8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1cm" svg:height="1cm" svg:x="1.5cm" svg:y="7.6cm">
          <text:p text:style-name="P8"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1cm" svg:height="1cm" svg:x="2.7cm" svg:y="9.3cm">
          <text:p text:style-name="P8"><text:span text:style-name="T2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1cm" svg:height="1cm" svg:x="4.1cm" svg:y="10.1cm">
          <text:p text:style-name="P8"><text:span text:style-name="T2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draw:layer="layout" svg:width="1cm" svg:height="1cm" svg:x="0.3cm" svg:y="16.6cm">
          <text:p text:style-name="P8"><text:span text:style-name="T2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1cm" svg:height="1cm" svg:x="14.744cm" svg:y="5.892cm">
          <text:p text:style-name="P8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1cm" svg:height="1cm" svg:x="18.2cm" svg:y="7.4cm">
          <text:p text:style-name="P8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1cm" svg:height="1cm" svg:x="21.4cm" svg:y="8.4cm">
          <text:p text:style-name="P8"><text:span text:style-name="T2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1cm" svg:height="1cm" svg:x="9.9cm" svg:y="10.8cm">
          <text:p text:style-name="P8"><text:span text:style-name="T2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1cm" svg:height="1cm" svg:x="13.444cm" svg:y="6.692cm">
          <text:p text:style-name="P8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draw:layer="layout" svg:width="1cm" svg:height="1cm" svg:x="12.5cm" svg:y="11.6cm">
          <text:p text:style-name="P8"><text:span text:style-name="T2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7" draw:layer="layout" svg:width="24.639cm" svg:height="13.326cm" svg:x="1.4cm" svg:y="4.348cm" presentation:class="subtitle" presentation:user-transformed="true">
          <draw:text-box>
            <text:p text:style-name="P5"><text:span text:style-name="T8">A </text:span><text:span text:style-name="T4">tabela de símbolos</text:span><text:span text:style-name="T8"> possui em seu escopo apenas </text:span><text:span text:style-name="T22">classes</text:span><text:span text:style-name="T8">.</text:span></text:p>
            <text:p text:style-name="P5"><text:span text:style-name="T8"/></text:p>
            <text:p text:style-name="P5"><text:span text:style-name="T8">As </text:span><text:span text:style-name="T4">classes</text:span><text:span text:style-name="T8"> possuem em seu escopo </text:span><text:span text:style-name="T22">atributos</text:span><text:span text:style-name="T8"> e </text:span><text:span text:style-name="T22">métodos</text:span><text:span text:style-name="T8">. Enquanto que os </text:span><text:span text:style-name="T4">métodos</text:span><text:span text:style-name="T8"> possuem em seu escopo os </text:span><text:span text:style-name="T22">argumentos</text:span><text:span text:style-name="T8"> e os </text:span><text:span text:style-name="T22">blocos de instruções</text:span><text:span text:style-name="T8">.</text:span></text:p>
            <text:p text:style-name="P5"><text:span text:style-name="T8"/></text:p>
            <text:p text:style-name="P5"><text:span text:style-name="T8">Os</text:span><text:span text:style-name="T4"> blocos de instruções</text:span><text:span text:style-name="T8"> possuem em seu escopo </text:span><text:span text:style-name="T22">variáveis</text:span><text:span text:style-name="T8"> e outros </text:span><text:span text:style-name="T22">blocos de instruções</text:span><text:span text:style-name="T8">.</text:span></text:p>
            <text:p text:style-name="P5"><text:span text:style-name="T8"/></text:p>
            <text:p text:style-name="P5"><text:span text:style-name="T8">O processo de resolução consiste em verificar se determinada classe, atributo, método ou variável se encontra nos escopos superiore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">Análise semântica</text:span></text:p>
          </draw:text-box>
        </draw:frame>
        <draw:frame presentation:style-name="pr5" draw:text-style-name="P7" draw:layer="layout" svg:width="24.639cm" svg:height="13.346cm" svg:x="1.4cm" svg:y="4.34cm" presentation:class="subtitle" presentation:user-transformed="true">
          <draw:text-box>
            <text:p text:style-name="P5"><text:span text:style-name="T8"/></text:p>
            <text:p text:style-name="P11"><text:span text:style-name="T23">...</text:span></text:p>
            <text:p text:style-name="P11"><text:span text:style-name="T20">classe publica ClasseQualquer inicio</text:span></text:p>
            <text:p text:style-name="P11"><text:span text:style-name="T20"><text:tab/></text:span><text:span text:style-name="T20">atributo publico Texto nome;</text:span></text:p>
            <text:p text:style-name="P11"><text:span text:style-name="T20"><text:tab/></text:span><text:span text:style-name="T20">metodo publico Nada nadaFaz() inicio</text:span></text:p>
            <text:p text:style-name="P11"><text:span text:style-name="T20"><text:tab/></text:span><text:span text:style-name="T20"><text:tab/></text:span><text:span text:style-name="T20">se (verdadeiro) inicio</text:span></text:p>
            <text:p text:style-name="P11"><text:span text:style-name="T20"><text:tab/></text:span><text:span text:style-name="T20"><text:tab/></text:span><text:span text:style-name="T20"><text:tab/></text:span><text:span text:style-name="T20">nome = “Teste”;</text:span></text:p>
            <text:p text:style-name="P11"><text:span text:style-name="T20"><text:tab/></text:span><text:span text:style-name="T20"><text:tab/></text:span><text:span text:style-name="T20">fim</text:span></text:p>
            <text:p text:style-name="P11"><text:span text:style-name="T20"><text:tab/></text:span><text:span text:style-name="T20">fim</text:span></text:p>
            <text:p text:style-name="P11"><text:span text:style-name="T20">fim</text:span></text:p>
            <text:p text:style-name="P11"><text:span text:style-name="T19">...</text:span></text:p>
            <text:p text:style-name="P11"><text:span text:style-name="T8"/></text:p>
            <text:p text:style-name="P5"><text:span text:style-name="T8">Por exemplo, no código acima é feita uma referencia a um atributo que está dentro de um bloco que está dentro de um método. Os passos para resolver o atributo serão: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12" draw:layer="layout" svg:width="24.639cm" svg:height="13.123cm" svg:x="1.4cm" svg:y="4.414cm" presentation:class="subtitle" presentation:user-transformed="true">
          <draw:text-box>
            <text:p text:style-name="P5"><text:span text:style-name="T23"/></text:p>
            <text:p text:style-name="P5"><text:span text:style-name="T8">O </text:span><text:span text:style-name="T4">bloco</text:span><text:span text:style-name="T8"> verifica se a referência é uma </text:span><text:span text:style-name="T22">variável</text:span><text:span text:style-name="T8"> que está dentro do seu escopo.</text:span></text:p>
            <text:p text:style-name="P5"><text:span text:style-name="T8"/></text:p>
            <text:p text:style-name="P5"><text:span text:style-name="T8">Como não encontra nada, o </text:span><text:span text:style-name="T4">bloco</text:span><text:span text:style-name="T8"> pede ao escopo pai (o </text:span><text:span text:style-name="T4">método</text:span><text:span text:style-name="T8">) para resolver a referência.</text:span></text:p>
            <text:p text:style-name="P5"><text:span text:style-name="T8"/></text:p>
            <text:p text:style-name="P5"><text:span text:style-name="T8">O </text:span><text:span text:style-name="T4">método</text:span><text:span text:style-name="T8"> verifica se a referência é um </text:span><text:span text:style-name="T22">argumento</text:span><text:span text:style-name="T8"> que pertence ao seu escopo. Como não é, o </text:span><text:span text:style-name="T4">método</text:span><text:span text:style-name="T8"> pede para que a </text:span><text:span text:style-name="T4">classe</text:span><text:span text:style-name="T8"> resolva a referência.</text:span></text:p>
            <text:p text:style-name="P5"><text:span text:style-name="T8"/></text:p>
            <text:p text:style-name="P5"><text:span text:style-name="T8">Finalmente a </text:span><text:span text:style-name="T4">classe</text:span><text:span text:style-name="T8"> resolverá a referência já que se trata de um </text:span><text:span text:style-name="T22">atributo</text:span><text:span text:style-name="T8"> del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12" draw:layer="layout" svg:width="24.639cm" svg:height="15.802cm" svg:x="1.4cm" svg:y="3.109cm" presentation:class="subtitle" presentation:user-transformed="true">
          <draw:text-box>
            <text:p text:style-name="P5"><text:span text:style-name="T3"/></text:p>
            <text:p text:style-name="P11"><text:span text:style-name="T23">...</text:span></text:p>
            <text:p text:style-name="P11"><text:span text:style-name="T20">classe publica ClasseQualquer inicio</text:span></text:p>
            <text:p text:style-name="P11"><text:span text:style-name="T20"><text:tab/></text:span><text:span text:style-name="T20">metodo publico Nada nadaFaz() inicio</text:span></text:p>
            <text:p text:style-name="P11"><text:span text:style-name="T20"><text:tab/></text:span><text:span text:style-name="T20"><text:tab/></text:span><text:span text:style-name="T20">Texto texto = “cameca”;</text:span></text:p>
            <text:p text:style-name="P11"><text:span text:style-name="T20"><text:tab/></text:span><text:span text:style-name="T20"><text:tab/></text:span><text:span text:style-name="T20">texto.paraMaiusculas();</text:span></text:p>
            <text:p text:style-name="P11"><text:span text:style-name="T20"><text:tab/></text:span><text:span text:style-name="T20">fim</text:span></text:p>
            <text:p text:style-name="P11"><text:span text:style-name="T20">fim</text:span></text:p>
            <text:p text:style-name="P11"><text:span text:style-name="T19">...</text:span></text:p>
            <text:p text:style-name="P11"><text:span text:style-name="T8"/></text:p>
            <text:p text:style-name="P5"><text:span text:style-name="T8">Para referências a atributos externos, a análise complica um pouco, porém segue o mesmo princípio. A diferença está no fato de que a referência será buscada no escopo ao qual pertence o tipo do objeto referenciado.</text:span></text:p>
            <text:p text:style-name="P5"><text:span text:style-name="T8"/></text:p>
            <text:p text:style-name="P5"><text:span text:style-name="T8">Nesse caso a referência será resolvida no escopo do tipo </text:span><text:span text:style-name="T4">Texto</text:span><text:span text:style-name="T8"> e não no escopo do tipo </text:span><text:span text:style-name="T4">ClasseQualquer</text:span><text:span text:style-name="T8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7" draw:layer="layout" svg:width="24.639cm" svg:height="12.179cm" svg:x="1.4cm" svg:y="4.916cm" presentation:class="subtitle" presentation:user-transformed="true">
          <draw:text-box>
            <text:p text:style-name="P5"><text:span text:style-name="T8">Para a </text:span><text:span text:style-name="T4">verificaçõa estática dos tipos</text:span><text:span text:style-name="T8"> foi utilizado um conceito semelhante ao conceito dos escopos.</text:span></text:p>
            <text:p text:style-name="P5"><text:span text:style-name="T8"/></text:p>
            <text:p text:style-name="P5"><text:span text:style-name="T8">No nosso caso, cada expressão possui um ou dois operandos sendo que estes podem ser elementos da linguagem ou até mesmo outras expressões.</text:span></text:p>
            <text:p text:style-name="P5"><text:span text:style-name="T8"/></text:p>
            <text:p text:style-name="P5"><text:span text:style-name="T8">Cada tipo de expressão é reponsável por verificar se os seus operandos respeitam os símbolos exigido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7" draw:layer="layout" svg:width="24.639cm" svg:height="13.41cm" svg:x="1.4cm" svg:y="4.301cm" presentation:class="subtitle" presentation:user-transformed="true">
          <draw:text-box>
            <text:p text:style-name="P5"><text:span text:style-name="T8">Por exemplo, na expressão:</text:span></text:p>
            <text:p text:style-name="P5"><text:span text:style-name="T8"/></text:p>
            <text:p text:style-name="P5"><text:span text:style-name="T9">10 + x * 3 &gt; 20 || variavel != nulo</text:span></text:p>
            <text:p text:style-name="P5"><text:span text:style-name="T9"/></text:p>
            <text:p text:style-name="P5"><text:span text:style-name="T8">Segundo a ordem de precedência das expressões, temos a seguinte cadeia:</text:span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</draw:text-box>
        </draw:frame>
        <draw:custom-shape draw:style-name="gr10" draw:text-style-name="P14" xml:id="id2" draw:id="id2" draw:layer="layout" svg:width="1.6cm" svg:height="1.6cm" svg:x="2.7cm" svg:y="16.7cm">
          <text:p text:style-name="P8"><text:span text:style-name="T24">*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4" draw:id="id4" draw:layer="layout" svg:width="1.6cm" svg:height="1.6cm" svg:x="4.8cm" svg:y="14.6cm">
          <text:p text:style-name="P8"><text:span text:style-name="T24">+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9" draw:id="id9" draw:layer="layout" svg:width="1.6cm" svg:height="1.6cm" svg:x="16.099cm" svg:y="12.4cm">
          <text:p text:style-name="P8"><text:span text:style-name="T24">!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4" xml:id="id6" draw:id="id6" draw:layer="layout" svg:width="1.6cm" svg:height="1.6cm" svg:x="6.9cm" svg:y="12.5cm">
          <text:p text:style-name="P8"><text:span text:style-name="T24">&gt;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8" draw:id="id8" draw:layer="layout" svg:width="1.6cm" svg:height="1.6cm" svg:x="11.5cm" svg:y="10.3cm">
          <text:p text:style-name="P8"><text:span text:style-name="T24">||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xml:id="id1" draw:id="id1" draw:layer="layout" svg:width="1.6cm" svg:height="1.6cm" svg:x="1.1cm" svg:y="18.6cm">
          <text:p text:style-name="P8"><text:span text:style-name="T2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3" draw:id="id3" draw:layer="layout" svg:width="1.6cm" svg:height="1.6cm" svg:x="4.299cm" svg:y="18.7cm">
          <text:p text:style-name="P8"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5" draw:id="id5" draw:layer="layout" svg:width="1.6cm" svg:height="1.6cm" svg:x="6.399cm" svg:y="16.3cm">
          <text:p text:style-name="P8"><text:span text:style-name="T2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7" draw:id="id7" draw:layer="layout" svg:width="1.6cm" svg:height="1.6cm" svg:x="8.899cm" svg:y="14.1cm">
          <text:p text:style-name="P8"><text:span text:style-name="T2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10" draw:id="id10" draw:layer="layout" svg:width="3.299cm" svg:height="1.6cm" svg:x="12.701cm" svg:y="14.1cm">
          <text:p text:style-name="P8"><text:span text:style-name="T21">variav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4" xml:id="id11" draw:id="id11" draw:layer="layout" svg:width="1.6cm" svg:height="1.6cm" svg:x="17.8cm" svg:y="14.1cm">
          <text:p text:style-name="P8"><text:span text:style-name="T21">n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8" draw:layer="layout" draw:type="line" svg:x1="1.9cm" svg:y1="18.6cm" svg:x2="2.7cm" svg:y2="17.5cm" draw:start-shape="id1" draw:start-glue-point="4" draw:end-shape="id2" draw:end-glue-point="3" svg:d="m1900 18600 800-1100">
          <text:p/>
        </draw:connector>
        <draw:connector draw:style-name="gr12" draw:text-style-name="P8" draw:layer="layout" draw:type="line" svg:x1="5.099cm" svg:y1="18.7cm" svg:x2="4.3cm" svg:y2="17.5cm" draw:start-shape="id3" draw:start-glue-point="4" draw:end-shape="id2" draw:end-glue-point="1" svg:d="m5099 18700-799-1200">
          <text:p/>
        </draw:connector>
        <draw:connector draw:style-name="gr12" draw:text-style-name="P8" draw:layer="layout" draw:type="line" svg:x1="3.5cm" svg:y1="16.7cm" svg:x2="4.8cm" svg:y2="15.4cm" draw:start-shape="id2" draw:start-glue-point="0" draw:end-shape="id4" draw:end-glue-point="3" svg:d="m3500 16700 1300-1300">
          <text:p/>
        </draw:connector>
        <draw:connector draw:style-name="gr12" draw:text-style-name="P8" draw:layer="layout" draw:type="line" svg:x1="7.199cm" svg:y1="16.3cm" svg:x2="6.4cm" svg:y2="15.4cm" draw:start-shape="id5" draw:start-glue-point="4" draw:end-shape="id4" draw:end-glue-point="1" svg:d="m7199 16300-799-900">
          <text:p/>
        </draw:connector>
        <draw:connector draw:style-name="gr12" draw:text-style-name="P8" draw:layer="layout" draw:type="line" svg:x1="5.6cm" svg:y1="14.6cm" svg:x2="6.9cm" svg:y2="13.3cm" draw:start-shape="id4" draw:start-glue-point="0" draw:end-shape="id6" draw:end-glue-point="3" svg:d="m5600 14600 1300-1300">
          <text:p/>
        </draw:connector>
        <draw:connector draw:style-name="gr12" draw:text-style-name="P8" draw:layer="layout" draw:type="line" svg:x1="9.699cm" svg:y1="14.1cm" svg:x2="8.5cm" svg:y2="13.3cm" draw:start-shape="id7" draw:start-glue-point="4" draw:end-shape="id6" draw:end-glue-point="1" svg:d="m9699 14100-1199-800">
          <text:p/>
        </draw:connector>
        <draw:connector draw:style-name="gr12" draw:text-style-name="P8" draw:layer="layout" draw:type="line" svg:x1="7.7cm" svg:y1="12.5cm" svg:x2="11.5cm" svg:y2="11.1cm" draw:start-shape="id6" draw:start-glue-point="0" draw:end-shape="id8" draw:end-glue-point="3" svg:d="m7700 12500 3800-1400">
          <text:p/>
        </draw:connector>
        <draw:connector draw:style-name="gr12" draw:text-style-name="P8" draw:layer="layout" draw:type="line" svg:x1="13.1cm" svg:y1="11.1cm" svg:x2="16.899cm" svg:y2="12.4cm" draw:start-shape="id8" draw:start-glue-point="1" draw:end-shape="id9" draw:end-glue-point="0" svg:d="m13100 11100 3799 1300">
          <text:p/>
        </draw:connector>
        <draw:connector draw:style-name="gr12" draw:text-style-name="P8" draw:layer="layout" draw:type="line" svg:x1="16.099cm" svg:y1="13.2cm" svg:x2="14.351cm" svg:y2="14.1cm" draw:start-shape="id9" draw:start-glue-point="3" draw:end-shape="id10" draw:end-glue-point="4" svg:d="m16099 13200-1748 900">
          <text:p/>
        </draw:connector>
        <draw:connector draw:style-name="gr12" draw:text-style-name="P8" draw:layer="layout" draw:type="line" svg:x1="17.699cm" svg:y1="13.2cm" svg:x2="18.6cm" svg:y2="14.1cm" draw:start-shape="id9" draw:start-glue-point="1" draw:end-shape="id11" draw:end-glue-point="0" svg:d="m17699 13200 901 900">
          <text:p/>
        </draw:connecto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15" draw:layer="layout" svg:width="24.639cm" svg:height="12.901cm" svg:x="1.4cm" svg:y="4.557cm" presentation:class="subtitle" presentation:user-transformed="true">
          <draw:text-box>
            <text:p text:style-name="P11"><text:span text:style-name="T25">Primeiramente a </text:span><text:span text:style-name="T26">expressaoMultiplicativa</text:span><text:span text:style-name="T25"> irá verificar se os seus operandos são numéricos. Além da verificação, a </text:span><text:span text:style-name="T26">expressaoMultiplicativa</text:span><text:span text:style-name="T25"> repassa o seu tipo para a </text:span><text:span text:style-name="T26">expressaoAditiva</text:span><text:span text:style-name="T25">. O tipo dependerá dos operandos. Por exemplo, vamos supor que </text:span><text:span text:style-name="T27">x</text:span><text:span text:style-name="T25"> seja do tipo </text:span><text:span text:style-name="T27">Real</text:span><text:span text:style-name="T25">, então o tipo da </text:span><text:span text:style-name="T26">expressaoMultiplicativa</text:span><text:span text:style-name="T25"> será do tipo </text:span><text:span text:style-name="T27">Real</text:span><text:span text:style-name="T25">.</text:span></text:p>
            <text:p text:style-name="P11"><text:span text:style-name="T25"/></text:p>
            <text:p text:style-name="P11"><text:span text:style-name="T25">A </text:span><text:span text:style-name="T26">expressaoAditiva</text:span><text:span text:style-name="T25"> age da mesma forma que a </text:span><text:span text:style-name="T26">expressaoMultiplicativa </text:span><text:span text:style-name="T25">e repassa o seu tipo à </text:span><text:span text:style-name="T26">expressaoComparativa</text:span><text:span text:style-name="T25"> que verificará os operandos e passará o seu tipo (</text:span><text:span text:style-name="T27">Booleano</text:span><text:span text:style-name="T25">) à </text:span><text:span text:style-name="T26">expressaoOuLogico</text:span><text:span text:style-name="T25">.</text:span></text:p>
            <text:p text:style-name="P11"><text:span text:style-name="T25"/></text:p>
            <text:p text:style-name="P11"><text:span text:style-name="T25">Por sua vez, a </text:span><text:span text:style-name="T26">expressaoOuLogico</text:span><text:span text:style-name="T25"> espera que seus operandos sejam </text:span><text:span text:style-name="T27">Booleanos</text:span><text:span text:style-name="T25"> e o seu tipo será também </text:span><text:span text:style-name="T27">Booleano</text:span><text:span text:style-name="T25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15" draw:layer="layout" svg:width="24.639cm" svg:height="12.179cm" svg:x="1.4cm" svg:y="4.918cm" presentation:class="subtitle" presentation:user-transformed="true">
          <draw:text-box>
            <text:p text:style-name="P11"><text:span text:style-name="T25">Após a realização das análises anteriores, a verificação de parâmetros </text:span><text:span text:style-name="T28">de chamadas de métodos</text:span><text:span text:style-name="T25"> e </text:span><text:span text:style-name="T28">de instaciações</text:span><text:span text:style-name="T25"> se tornou mais simples. </text:span></text:p>
            <text:p text:style-name="P11"><text:span text:style-name="T25"/></text:p>
            <text:p text:style-name="P11"><text:span text:style-name="T25">Cada expressão sabe determinar o seu tipo. A lista de parâmetros é formada por expressões. Com isso, basta verificar se os tipos dos parâmetros combinam com a assinatura do </text:span><text:span text:style-name="T28">método</text:span><text:span text:style-name="T25"> ou do </text:span><text:span text:style-name="T28">construtor</text:span><text:span text:style-name="T25"> que se deseja invoca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Compilador</text:span></text:p>
          </draw:text-box>
        </draw:frame>
        <draw:frame presentation:style-name="pr2" draw:text-style-name="P16" draw:layer="layout" svg:width="24.639cm" svg:height="14.591cm" svg:x="1.4cm" svg:y="3.714cm" presentation:class="subtitle" presentation:user-transformed="true">
          <draw:text-box>
            <text:p text:style-name="P11"><text:span text:style-name="T29">Nessa quarta etapa o compilador passa a ter uma nova opção:</text:span></text:p>
            <text:p text:style-name="P11"><text:span text:style-name="T30"/></text:p>
            <text:p text:style-name="P11"><text:span text:style-name="T31">(</text:span><text:span text:style-name="T32">lexica</text:span><text:span text:style-name="T31">) </text:span><text:span text:style-name="T29">Análise léxica com exibição dos erros no cons</text:span><text:span text:style-name="T33">ole</text:span><text:span text:style-name="T34">.</text:span><text:span text:style-name="T31">(</text:span><text:span text:style-name="T32">sintatica</text:span><text:span text:style-name="T31">)</text:span><text:span text:style-name="T30"> </text:span><text:span text:style-name="T29">Análise sintática com exibição dos erros no console.</text:span></text:p>
            <text:p text:style-name="P11"><text:span text:style-name="T31">(</text:span><text:span text:style-name="T32">simbolos</text:span><text:span text:style-name="T31">)</text:span><text:span text:style-name="T30"> </text:span><text:span text:style-name="T29">Apresentação dos símbolos de uma análise.</text:span></text:p>
            <text:p text:style-name="P11"><text:span text:style-name="T31">(</text:span><text:span text:style-name="T32">arvore</text:span><text:span text:style-name="T31">)</text:span><text:span text:style-name="T30"> </text:span><text:span text:style-name="T29">Apresentação da árvore sintática de uma análise.</text:span></text:p>
            <text:p text:style-name="P11"><text:span text:style-name="T28">(</text:span><text:span text:style-name="T32">semantica</text:span><text:span text:style-name="T28">)</text:span><text:span text:style-name="T29"> Análise semântica com exibição dos erros no console.</text:span></text:p>
            <text:p text:style-name="P11"><text:span text:style-name="T30"/></text:p>
            <text:p text:style-name="P11"><text:span text:style-name="T35">fontes/java/.../</text:span><text:span text:style-name="T32">Compilador.java</text:span></text:p>
            <text:p text:style-name="P11"><text:span text:style-name="T36"/></text:p>
            <text:p text:style-name="P11"><text:span text:style-name="T37">java -classpath</text:span></text:p>
            <text:p text:style-name="P11"><text:span text:style-name="T37">binarios/class:bibliotecas/jar/antlr.jar</text:span></text:p>
            <text:p text:style-name="P11"><text:span text:style-name="T37">br.ufsc.inf.ine5426.caneca.Compilador.java</text:span></text:p>
            <text:p text:style-name="P11"><text:span text:style-name="T38">&lt;arquivo.caneca&gt;</text:span></text:p>
            <text:p text:style-name="P11"><text:span text:style-name="T38">&lt;opcao: {lexica, sintatica, arvore, simbolo, semantica}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4" draw:text-style-name="P4" draw:layer="layout" svg:width="25.199cm" svg:height="3.506cm" svg:x="1.4cm" svg:y="0.837cm" presentation:class="title">
          <draw:text-box>
            <text:p><text:span text:style-name="T1">Exemplos</text:span></text:p>
          </draw:text-box>
        </draw:frame>
        <draw:frame presentation:style-name="pr5" draw:text-style-name="P17" draw:layer="layout" svg:width="24.639cm" svg:height="12.179cm" svg:x="1.4cm" svg:y="4.914cm" presentation:class="subtitle" presentation:user-transformed="true">
          <draw:text-box>
            <text:p text:style-name="P5"><text:span text:style-name="T39">fontes/caneca/</text:span><text:span text:style-name="T40">ErrosSemanticosDefinicaoResolucao.caneca</text:span></text:p>
            <text:p text:style-name="P5"><text:span text:style-name="T39">fontes/caneca/</text:span><text:span text:style-name="T40">ErrosSemanticosExpressoes.caneca</text:span></text:p>
            <text:p text:style-name="P5"><text:span text:style-name="T39">fontes/caneca/</text:span><text:span text:style-name="T40">ErrosSemanticosChamada.caneca</text:span></text:p>
            <text:p text:style-name="P5"><text:span text:style-name="T39">fontes/caneca/</text:span><text:span text:style-name="T40">AcertosSemanticos.canec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solid" draw:fill-color="#ff66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_20__28_var_29_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Silva</meta:initial-creator>
    <meta:creation-date>2012-10-01T16:58:15</meta:creation-date>
    <dc:date>2012-12-18T02:15:23</dc:date>
    <dc:creator>Lucas </dc:creator>
    <meta:editing-duration>PT8H5M26S</meta:editing-duration>
    <meta:editing-cycles>228</meta:editing-cycles>
    <meta:generator>LibreOffice/3.5$Linux_x86 LibreOffice_project/350m1$Build-2</meta:generator>
    <meta:document-statistic meta:object-count="190"/>
  </office:meta>
</office:document-meta>
</file>